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subtitle">
      <style:graphic-properties draw:fill-color="#ffffff" draw:auto-grow-height="true" fo:min-height="16.255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506cm"/>
    </style:style>
    <style:style style:name="pr4" style:family="presentation" style:parent-style-name="Default-subtitle">
      <style:graphic-properties draw:fill-color="#ffffff" draw:auto-grow-height="true" fo:min-height="12.179cm"/>
    </style:style>
    <style:style style:name="pr5" style:family="presentation" style:parent-style-name="Default-title">
      <style:graphic-properties fo:min-height="3.506cm"/>
    </style:style>
    <style:style style:name="pr6" style:family="presentation" style:parent-style-name="Default-outline1">
      <style:graphic-properties fo:min-height="11.929cm"/>
    </style:style>
    <style:style style:name="pr7" style:family="presentation" style:parent-style-name="Default-subtitle">
      <style:graphic-properties draw:fill-color="#ffffff" fo:min-height="16.255cm"/>
    </style:style>
    <style:style style:name="P1" style:family="paragraph">
      <style:paragraph-properties fo:text-align="end"/>
    </style:style>
    <style:style style:name="P2" style:family="paragraph">
      <style:text-properties fo:font-size="24pt" style:font-size-asian="24pt" style:font-size-complex="24pt"/>
    </style:style>
    <style:style style:name="P3" style:family="paragraph">
      <style:text-properties fo:font-size="26pt" style:font-size-asian="26pt" style:font-size-complex="26pt"/>
    </style:style>
    <style:style style:name="P4" style:family="paragraph">
      <style:text-properties fo:font-size="105.599998474121pt" style:font-size-asian="105.599998474121pt" style:font-size-complex="105.599998474121pt"/>
    </style:style>
    <style:style style:name="P5" style:family="paragraph">
      <style:text-properties fo:font-size="20pt"/>
    </style:style>
    <style:style style:name="T1" style:family="text">
      <style:text-properties fo:font-size="44pt" fo:text-shadow="1pt 1pt" style:font-size-asian="44pt" style:font-size-complex="44pt"/>
    </style:style>
    <style:style style:name="T2" style:family="text">
      <style:text-properties fo:font-size="26pt" style:font-size-asian="26pt" style:font-size-complex="26pt"/>
    </style:style>
    <style:style style:name="T3" style:family="text">
      <style:text-properties fo:font-weight="bold" style:font-weight-asian="bold" style:font-weight-complex="bold"/>
    </style:style>
    <style:style style:name="T4" style:family="text">
      <style:text-properties fo:font-size="32pt" style:font-size-asian="32pt" style:font-size-complex="32pt"/>
    </style:style>
    <style:style style:name="T5" style:family="text">
      <style:text-properties fo:font-size="32pt" fo:text-shadow="1pt 1pt" style:font-size-asian="32pt" style:font-size-complex="32pt"/>
    </style:style>
    <style:style style:name="T6" style:family="text">
      <style:text-properties fo:font-size="24pt" fo:text-shadow="1pt 1pt" style:font-size-asian="24pt" style:font-size-complex="24pt"/>
    </style:style>
    <style:style style:name="T7" style:family="text">
      <style:text-properties fo:font-size="28pt" style:font-size-asian="28pt" style:font-size-complex="28pt"/>
    </style:style>
    <style:style style:name="T8" style:family="text">
      <style:text-properties fo:font-size="24pt" fo:font-style="italic" fo:text-shadow="1pt 1pt" style:text-underline-style="none" style:font-size-asian="24pt" style:font-style-asian="italic" style:font-size-complex="24pt" style:font-style-complex="italic"/>
    </style:style>
    <style:style style:name="T9" style:family="text">
      <style:text-properties fo:font-size="24pt" style:font-size-asian="24pt" style:font-size-complex="24pt"/>
    </style:style>
    <style:style style:name="T10" style:family="text">
      <style:text-properties fo:font-size="44pt" style:font-size-asian="44pt" style:font-size-complex="44pt"/>
    </style:style>
    <style:style style:name="T11" style:family="text">
      <style:text-properties fo:font-size="44pt" fo:font-weight="bold" style:font-size-asian="44pt" style:font-weight-asian="bold" style:font-size-complex="44pt" style:font-weight-complex="bold"/>
    </style:style>
    <style:style style:name="T12" style:family="text">
      <style:text-properties fo:font-size="26pt" fo:text-shadow="1pt 1pt" style:font-size-asian="26pt" style:font-size-complex="26pt"/>
    </style:style>
    <style:style style:name="T13" style:family="text">
      <style:text-properties fo:font-size="40pt" fo:font-weight="normal" style:font-size-asian="40pt" style:font-weight-asian="normal" style:font-size-complex="40pt" style:font-weight-complex="normal"/>
    </style:style>
    <style:style style:name="T14" style:family="text">
      <style:text-properties fo:font-size="40pt" style:font-size-asian="40pt" style:font-size-complex="40pt"/>
    </style:style>
    <style:style style:name="T15" style:family="text">
      <style:text-properties fo:font-size="105.599998474121pt" style:font-size-asian="105.599998474121pt" style:font-size-complex="105.59999847412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layer="layout" svg:width="25.199cm" svg:height="16.255cm" svg:x="1.4cm" svg:y="0.837cm" presentation:class="subtitle">
          <draw:text-box>
            <text:p><text:span text:style-name="T1">Ruby blocks, procs and lambdas</text:span></text:p>
            <text:p text:style-name="P1"><text:span text:style-name="T2">Asta Bevainyte </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0">
        <draw:frame presentation:style-name="pr3" draw:layer="layout" svg:width="25.199cm" svg:height="3.506cm" svg:x="1.4cm" svg:y="0.837cm" presentation:class="title">
          <draw:text-box>
            <text:p>Intro</text:p>
          </draw:text-box>
        </draw:frame>
        <draw:frame presentation:style-name="pr4" draw:layer="layout" svg:width="25.199cm" svg:height="12.179cm" svg:x="1.4cm" svg:y="4.914cm" presentation:class="subtitle">
          <draw:text-box>
            <text:p>Ruby has many different ways of using closures:</text:p>
            <text:p>Blocks</text:p>
            <text:p>Lambda</text:p>
            <text:p>Proc</text:p>
            <text:p/>
            <text:p/>
          </draw:text-box>
        </draw:frame>
        <presentation:notes draw:style-name="dp2">
          <draw:page-thumbnail draw:style-name="gr1"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3T1">
        <draw:frame presentation:style-name="pr5" draw:layer="layout" svg:width="25.199cm" svg:height="3.506cm" svg:x="1.4cm" svg:y="0.837cm" presentation:class="title">
          <draw:text-box>
            <text:p>Blocks</text:p>
          </draw:text-box>
        </draw:frame>
        <draw:frame presentation:style-name="pr6" draw:layer="layout" svg:width="25.199cm" svg:height="12.179cm" svg:x="1.4cm" svg:y="5.014cm" presentation:class="outline" presentation:user-transformed="true">
          <draw:text-box>
            <text:list text:style-name="L2">
              <text:list-item>
                <text:p>defined as instructions between curly braces {}</text:p>
              </text:list-item>
              <text:list-item>
                <text:p><text:s/>may optionally take arguments and return values (e.g. {|x,y| x+y})</text:p>
                <text:p>[1,2,3,4].map!{|x| x+2} =&gt; [3,4,5,6]</text:p>
              </text:list-item>
              <text:list-item>
                <text:p>or <text:span text:style-name="T3">do...end</text:span> phrases for multi line blocks <text:span text:style-name="T2">(which have lower precedence than curly braces)</text:span></text:p>
                <text:p>[1,2,3,4].map! do |x| </text:p>
                <text:p><text:s/>x+2</text:p>
                <text:p>end</text:p>
                <text:p>=&gt; [3,4,5,6]</text:p>
              </text:list-item>
              <text:list-item>
                <text:p>the return value of the block is defined by the last executed statement</text:p>
                <text:p/>
              </text:list-item>
            </text:list>
          </draw:text-box>
        </draw:frame>
        <presentation:notes draw:style-name="dp2">
          <draw:page-thumbnail draw:style-name="gr1"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efault" presentation:presentation-page-layout-name="AL3T1">
        <draw:frame presentation:style-name="pr5" draw:layer="layout" svg:width="25.199cm" svg:height="3.506cm" svg:x="1.4cm" svg:y="0.837cm" presentation:class="title">
          <draw:text-box>
            <text:p>Blocks</text:p>
          </draw:text-box>
        </draw:frame>
        <draw:frame presentation:style-name="pr6" draw:layer="layout" svg:width="25.199cm" svg:height="12.179cm" svg:x="1.6cm" svg:y="4.6cm" presentation:class="outline" presentation:user-transformed="true">
          <draw:text-box>
            <text:list text:style-name="L2">
              <text:list-item>
                <text:p>The precedence of curly braces is higher than that of the block. Consider the following code</text:p>
                <text:p>puts [2].map {|x| x * 2} #=&gt; 4</text:p>
              </text:list-item>
              <text:list-item>
                <text:p>In here, the block of code is correctly passed to the map method that returns 4, which is printed on the screen. </text:p>
              </text:list-item>
              <text:list-item>
                <text:p>However, if we use the do...end syntax, the result will be different:</text:p>
                <text:p>puts [2].map do |x| x * 2 end #=&gt; #&lt;Enumerator:0x007fa9fba37940&gt;</text:p>
              </text:list-item>
              <text:list-item>
                <text:p>The block of code is passed to the puts method that completely ignores it. The block is not passed to the map method, so it returns an Enumerator (it always does if no block is passed).</text:p>
              </text:list-item>
              <text:list-item>
                <text:p>puts([2].map do |x| x * 2 end) #=&gt; 4</text:p>
              </text:list-item>
              <text:list-item>
                <text:p>See code examples</text:p>
              </text:list-item>
            </text:list>
          </draw:text-box>
        </draw:frame>
        <presentation:notes draw:style-name="dp2">
          <draw:page-thumbnail draw:style-name="gr1"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efault" presentation:presentation-page-layout-name="AL3T1">
        <draw:frame presentation:style-name="pr5" draw:layer="layout" svg:width="25.199cm" svg:height="3.506cm" svg:x="1.4cm" svg:y="0.837cm" presentation:class="title">
          <draw:text-box>
            <text:p>Lambda</text:p>
          </draw:text-box>
        </draw:frame>
        <draw:frame presentation:style-name="pr6" draw:text-style-name="P2" draw:layer="layout" svg:width="25.199cm" svg:height="12.179cm" svg:x="1.8cm" svg:y="5cm" presentation:class="outline" presentation:user-transformed="true">
          <draw:text-box>
            <text:list text:style-name="L2">
              <text:list-item>
                <text:p><text:span text:style-name="T4">Is a Proc object</text:span></text:p>
              </text:list-item>
              <text:list-item>
                <text:p><text:span text:style-name="T4">behaves like a method when you use '</text:span><text:span text:style-name="T5">return'</text:span><text:span text:style-name="T4"> and simply exits the block, handing control back to the calling method</text:span></text:p>
                <text:p><text:span text:style-name="T6">def lambda_test</text:span></text:p>
                <text:p><text:span text:style-name="T6"><text:s text:c="2"/></text:span><text:span text:style-name="T6">lam = lambda { return }</text:span></text:p>
                <text:p><text:span text:style-name="T6"><text:s text:c="2"/></text:span><text:span text:style-name="T6">lam.call</text:span></text:p>
                <text:p><text:span text:style-name="T6"><text:s text:c="2"/></text:span><text:span text:style-name="T6">puts "Hello world"</text:span></text:p>
                <text:p><text:span text:style-name="T6">end</text:span></text:p>
                <text:p><text:span text:style-name="T6">lambda_test <text:s text:c="16"/># calling lambda_test prints 'Hello World'</text:span></text:p>
              </text:list-item>
              <text:list-item>
                <text:p><text:span text:style-name="T7">The '→' literal form is a shorter version of Kernel#lambda.</text:span></text:p>
              </text:list-item>
              <text:list-item>
                <text:p><text:span text:style-name="T8">my_lambda = lambda {|name| puts "Hello, #{name}!" }</text:span></text:p>
                <text:p><text:span text:style-name="T8">my_lambda = -&gt;(name) { puts "Hello, #{name}!" }</text:span></text:p>
                <text:p><text:span text:style-name="T8">my_lambda.call('test') <text:s/>=&gt; Hello, Test!</text:span></text:p>
                <text:p><text:span text:style-name="T9">The following two lines produce identical results. </text:span></text:p>
              </text:list-item>
            </text:list>
          </draw:text-box>
        </draw:frame>
        <presentation:notes draw:style-name="dp2">
          <draw:page-thumbnail draw:style-name="gr1"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
        <draw:frame presentation:style-name="pr5" draw:layer="layout" svg:width="25.199cm" svg:height="3.506cm" svg:x="1.4cm" svg:y="0.837cm" presentation:class="title">
          <draw:text-box>
            <text:p>Lambda</text:p>
          </draw:text-box>
        </draw:frame>
        <draw:frame presentation:style-name="pr6" draw:layer="layout" svg:width="25.199cm" svg:height="12.179cm" svg:x="1.4cm" svg:y="4.914cm" presentation:class="outline" presentation:user-transformed="true">
          <draw:text-box>
            <text:list text:style-name="L2">
              <text:list-item>
                <text:p><text:span text:style-name="T9">Lambdas check the number of arguments</text:span></text:p>
              </text:list-item>
              <text:list-item>
                <text:p><text:span text:style-name="T9"/></text:p>
              </text:list-item>
            </text:list>
          </draw:text-box>
        </draw:frame>
        <presentation:notes draw:style-name="dp2">
          <draw:page-thumbnail draw:style-name="gr1"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
        <draw:frame presentation:style-name="pr5" draw:layer="layout" svg:width="25.199cm" svg:height="3.506cm" svg:x="1.4cm" svg:y="0.837cm" presentation:class="title">
          <draw:text-box>
            <text:p>Proc.new</text:p>
          </draw:text-box>
        </draw:frame>
        <draw:frame presentation:style-name="pr6" draw:text-style-name="P3" draw:layer="layout" svg:width="25.199cm" svg:height="12.179cm" svg:x="1.4cm" svg:y="4.914cm" presentation:class="outline" presentation:user-transformed="true">
          <draw:text-box>
            <text:list text:style-name="L2">
              <text:list-item>
                <text:p><text:span text:style-name="T10">A proc is an object that is associated with a block of code.</text:span></text:p>
              </text:list-item>
              <text:list-item>
                <text:p><text:span text:style-name="T10">Proc.new behaves like it’s a part of the calling method when </text:span><text:span text:style-name="T11">return</text:span><text:span text:style-name="T10"> is used within it, and returns from both the block itself as well as the calling method.</text:span></text:p>
                <text:p><text:span text:style-name="T12">def proc_test</text:span></text:p>
                <text:p><text:span text:style-name="T12"><text:s text:c="2"/></text:span><text:span text:style-name="T12">proc = Proc.new { return }</text:span></text:p>
                <text:p><text:span text:style-name="T12"><text:s text:c="2"/></text:span><text:span text:style-name="T12">proc.call</text:span></text:p>
                <text:p><text:span text:style-name="T12"><text:s text:c="2"/></text:span><text:span text:style-name="T12">puts "Hello world"</text:span></text:p>
                <text:p><text:span text:style-name="T12">end</text:span></text:p>
                <text:p><text:span text:style-name="T12">proc_test </text:span><text:span text:style-name="T2"><text:s text:c="16"/># calling proc_test prints nothing</text:span></text:p>
                <text:p><text:span text:style-name="T2"/></text:p>
              </text:list-item>
            </text:list>
          </draw:text-box>
        </draw:frame>
        <presentation:notes draw:style-name="dp2">
          <draw:page-thumbnail draw:style-name="gr1"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draw:page draw:name="page8" draw:style-name="dp1" draw:master-page-name="Default" presentation:presentation-page-layout-name="AL3T1">
        <draw:frame presentation:style-name="pr5" draw:layer="layout" svg:width="25.199cm" svg:height="3.506cm" svg:x="1.4cm" svg:y="0.837cm" presentation:class="title">
          <draw:text-box>
            <text:p>Proc.new</text:p>
          </draw:text-box>
        </draw:frame>
        <draw:frame presentation:style-name="pr6" draw:layer="layout" svg:width="25.199cm" svg:height="12.179cm" svg:x="1.4cm" svg:y="4.914cm" presentation:class="outline">
          <draw:text-box>
            <text:list text:style-name="L2">
              <text:list-item>
                <text:p><text:span text:style-name="T13">Doesn't care if you pass the correct number of arguments</text:span></text:p>
                <text:p><text:span text:style-name="T12">proc = Proc.new { |x| puts x } # creates a proc that takes 1 argument</text:span></text:p>
                <text:p><text:span text:style-name="T12">proc.call(2) <text:s text:c="18"/># prints out 2</text:span></text:p>
                <text:p><text:span text:style-name="T12">proc.call <text:s text:c="21"/># returns nil</text:span></text:p>
                <text:p><text:span text:style-name="T12">proc.call(1,2,3) <text:s text:c="14"/># prints out 1 and forgets about the extra arguments</text:span></text:p>
              </text:list-item>
              <text:list-item>
                <text:p><text:span text:style-name="T14">Kernel#proc factory method is identical to Proc.new</text:span></text:p>
                <text:p><text:span text:style-name="T6">short = proc { |a, b| a + b }</text:span></text:p>
                <text:p><text:span text:style-name="T6">long = Proc.new { |a, b| a + b }</text:span></text:p>
                <text:p><text:span text:style-name="T6">long.call(2, 3)==short.call(2, 3)</text:span></text:p>
                <text:p><text:span text:style-name="T9"/></text:p>
              </text:list-item>
            </text:list>
          </draw:text-box>
        </draw:frame>
        <presentation:notes draw:style-name="dp2">
          <draw:page-thumbnail draw:style-name="gr1" draw:layer="layout" svg:width="14.848cm" svg:height="11.136cm" svg:x="3.075cm" svg:y="2.257cm" draw:page-number="8" presentation:class="page"/>
          <draw:frame presentation:style-name="pr2"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
        <draw:frame presentation:style-name="pr5" draw:layer="layout" svg:width="25.199cm" svg:height="3.506cm" svg:x="1.4cm" svg:y="0.837cm" presentation:class="title">
          <draw:text-box>
            <text:p>Material</text:p>
          </draw:text-box>
        </draw:frame>
        <draw:frame presentation:style-name="pr6" draw:layer="layout" svg:width="25.199cm" svg:height="12.179cm" svg:x="1.4cm" svg:y="4.914cm" presentation:class="outline" presentation:user-transformed="true">
          <draw:text-box>
            <text:list text:style-name="L2">
              <text:list-item>
                <text:p><text:a xlink:href="http://www.reactive.io/tips/2008/12/21/understanding-ruby-blocks-procs-and-lambdas/" xlink:type="simple">http://www.reactive.io/tips/2008/12/21/understanding-ruby-blocks-procs-and-lambdas/</text:a></text:p>
              </text:list-item>
              <text:list-item>
                <text:p><text:a xlink:href="http://rubymonk.com/learning/books/4-ruby-primer-ascent/chapters/18-blocks/lessons/64-blocks-procs-lambdas" xlink:type="simple">http://rubymonk.com/learning/books/4-ruby-primer-ascent/chapters/18-blocks/lessons/64-blocks-procs-lambdas</text:a></text:p>
              </text:list-item>
              <text:list-item>
                <text:p><text:a xlink:href="http://awaxman11.github.io/blog/2013/08/05/what-is-the-difference-between-a-block/" xlink:type="simple">http://awaxman11.github.io/blog/2013/08/05/what-is-the-difference-between-a-block/</text:a> </text:p>
              </text:list-item>
            </text:list>
          </draw:text-box>
        </draw:frame>
        <presentation:notes draw:style-name="dp2">
          <draw:page-thumbnail draw:style-name="gr1" draw:layer="layout" svg:width="14.848cm" svg:height="11.136cm" svg:x="3.075cm" svg:y="2.257cm" draw:page-number="9" presentation:class="page"/>
          <draw:frame presentation:style-name="pr2"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32">
        <draw:frame presentation:style-name="pr7" draw:text-style-name="P4" draw:layer="layout" svg:width="25.199cm" svg:height="16.255cm" svg:x="1.4cm" svg:y="0.837cm" presentation:class="subtitle">
          <draw:text-box>
            <text:p><text:span text:style-name="T15">QA time</text:span></text:p>
          </draw:text-box>
        </draw:frame>
        <presentation:notes draw:style-name="dp2">
          <draw:page-thumbnail draw:style-name="gr1" draw:layer="layout" svg:width="14.848cm" svg:height="11.136cm" svg:x="3.075cm" svg:y="2.257cm" draw:page-number="10" presentation:class="page"/>
          <draw:frame presentation:style-name="pr2"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style:font-family-asian="'Droid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style:font-family-asian="'Droid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style:font-family-asian="'Droid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style:font-family-asian="'Droid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0-10T13:38:56.031412421</meta:creation-date>
    <dc:date>2014-10-13T10:58:33.469703147</dc:date>
    <meta:editing-duration>PT3H33M49S</meta:editing-duration>
    <meta:editing-cycles>31</meta:editing-cycles>
    <meta:generator>LibreOffice/4.2.6.3$Linux_X86_64 LibreOffice_project/420m0$Build-3</meta:generator>
    <meta:document-statistic meta:object-count="59"/>
  </office:meta>
</office:document-meta>
</file>